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mo2" svg:font-family="Arimo, Arial, Helvetica, sans-serif"/>
    <style:font-face style:name="Mangal1" svg:font-family="Mangal"/>
    <style:font-face style:name="Monaco" svg:font-family="Monaco, Consolas, 'Courier News', monospace"/>
    <style:font-face style:name="OpenSymbol" svg:font-family="OpenSymbol"/>
    <style:font-face style:name="Consolas" svg:font-family="Consolas" style:font-adornments="Regularna"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mo1" svg:font-family="Arimo" style:font-adornments="Pogrubiona" style:font-family-generic="swiss" style:font-pitch="variable"/>
    <style:font-face style:name="Arimo" svg:font-family="Arimo" style:font-adornments="Regular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2" style:family="table" style:master-page-name="">
      <style:table-properties style:width="179.05mm" style:page-number="0" table:align="left" fo:background-color="transparent">
        <style:background-image/>
      </style:table-properties>
    </style:style>
    <style:style style:name="Tabela2.A" style:family="table-column">
      <style:table-column-properties style:column-width="11.82mm"/>
    </style:style>
    <style:style style:name="Tabela2.B" style:family="table-column">
      <style:table-column-properties style:column-width="167.23m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transparent" fo:padding="0.49mm" fo:border="none">
        <style:background-image/>
      </style:table-cell-properties>
    </style:style>
    <style:style style:name="Tabela3" style:family="table">
      <style:table-properties style:width="95.8mm" table:align="left" fo:background-color="transparent">
        <style:background-image/>
      </style:table-properties>
    </style:style>
    <style:style style:name="Tabela3.A" style:family="table-column">
      <style:table-column-properties style:column-width="33.28mm"/>
    </style:style>
    <style:style style:name="Tabela3.B" style:family="table-column">
      <style:table-column-properties style:column-width="62.51mm"/>
    </style:style>
    <style:style style:name="Tabela3.1" style:family="table-row">
      <style:table-row-properties fo:background-color="transparent">
        <style:background-image/>
      </style:table-row-properties>
    </style:style>
    <style:style style:name="Tabela3.A1" style:family="table-cell">
      <style:table-cell-properties style:vertical-align="middle" fo:background-color="transparent" fo:padding="0.49mm" fo:border="none">
        <style:background-image/>
      </style:table-cell-properties>
    </style:style>
    <style:style style:name="Tabela4" style:family="table">
      <style:table-properties style:width="143.56mm" table:align="left" fo:background-color="transparent">
        <style:background-image/>
      </style:table-properties>
    </style:style>
    <style:style style:name="Tabela4.A" style:family="table-column">
      <style:table-column-properties style:column-width="32.35mm"/>
    </style:style>
    <style:style style:name="Tabela4.B" style:family="table-column">
      <style:table-column-properties style:column-width="73.38mm"/>
    </style:style>
    <style:style style:name="Tabela4.C" style:family="table-column">
      <style:table-column-properties style:column-width="37.84mm"/>
    </style:style>
    <style:style style:name="Tabela4.1" style:family="table-row">
      <style:table-row-properties fo:background-color="transparent">
        <style:background-image/>
      </style:table-row-properties>
    </style:style>
    <style:style style:name="Tabela4.A1" style:family="table-cell">
      <style:table-cell-properties style:vertical-align="middle" fo:background-color="transparent" fo:padding="0.49mm" fo:border="none">
        <style:background-image/>
      </style:table-cell-properties>
    </style:style>
    <style:style style:name="Tabela4.C8" style:family="table-cell">
      <style:table-cell-properties fo:padding="0.49mm" fo:border="none"/>
    </style:style>
    <style:style style:name="Tabela1" style:family="table">
      <style:table-properties style:width="146.03mm" table:align="left"/>
    </style:style>
    <style:style style:name="Tabela1.A" style:family="table-column">
      <style:table-column-properties style:column-width="44.4mm"/>
    </style:style>
    <style:style style:name="Tabela1.B" style:family="table-column">
      <style:table-column-properties style:column-width="101.64mm"/>
    </style:style>
    <style:style style:name="Tabela1.A1" style:family="table-cell">
      <style:table-cell-properties fo:padding="0.97mm" fo:border="none"/>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8"/>
    <style:style style:name="P6" style:family="paragraph" style:parent-style-name="Standard" style:list-style-name="L9"/>
    <style:style style:name="P7" style:family="paragraph" style:parent-style-name="Standard" style:list-style-name="L10"/>
    <style:style style:name="P8" style:family="paragraph" style:parent-style-name="Standard" style:list-style-name="L10">
      <style:paragraph-properties fo:margin-left="25.05mm" fo:margin-right="0mm" fo:text-indent="-6.35mm" style:auto-text-indent="false"/>
    </style:style>
    <style:style style:name="P9" style:family="paragraph" style:parent-style-name="Standard" style:list-style-name="L10">
      <style:paragraph-properties fo:margin-left="37.57mm" fo:margin-right="0mm" fo:text-indent="-6.35mm" style:auto-text-indent="false"/>
    </style:style>
    <style:style style:name="P10" style:family="paragraph" style:parent-style-name="Standard" style:list-style-name="L10">
      <style:paragraph-properties fo:margin-left="50.09mm" fo:margin-right="0mm" fo:text-indent="-6.35mm" style:auto-text-indent="false"/>
    </style:style>
    <style:style style:name="P11" style:family="paragraph" style:parent-style-name="Standard" style:list-style-name="L10">
      <style:paragraph-properties fo:margin-left="62.62mm" fo:margin-right="0mm" fo:text-indent="-6.35mm" style:auto-text-indent="false"/>
    </style:style>
    <style:style style:name="fr1" style:family="graphic" style:parent-style-name="Graphics">
      <style:graphic-properties fo:margin-left="1.32mm" fo:margin-right="1.32mm" fo:margin-top="1.32mm" fo:margin-bottom="1.32mm" style:vertical-pos="top" style:vertical-rel="baseline" style:horizontal-pos="from-left" style:horizontal-rel="paragraph-content" fo:padding="0mm" fo:border="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2">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space-before="7.71mm" text:min-label-width="4.99mm"/>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
      <text:list-level-style-bullet text:level="1" text:style-name="Bullet_20_Symbols" style:num-suffix="." text:bullet-char="•">
        <style:list-level-properties text:space-before="-4.99mm" text:min-label-width="4.99mm"/>
      </text:list-level-style-bullet>
      <text:list-level-style-bullet text:level="2" text:style-name="Bullet_20_Symbols" style:num-suffix="." text:bullet-char="•">
        <style:list-level-properties text:space-before="-4.99mm" text:min-label-width="4.99mm"/>
      </text:list-level-style-bullet>
      <text:list-level-style-bullet text:level="3" text:style-name="Bullet_20_Symbols" style:num-suffix="." text:bullet-char="•">
        <style:list-level-properties text:space-before="-4.99mm" text:min-label-width="4.99mm"/>
      </text:list-level-style-bullet>
      <text:list-level-style-bullet text:level="4" text:style-name="Bullet_20_Symbols" style:num-suffix="." text:bullet-char="•">
        <style:list-level-properties text:space-before="-4.99mm" text:min-label-width="4.99mm"/>
      </text:list-level-style-bullet>
      <text:list-level-style-bullet text:level="5" text:style-name="Bullet_20_Symbols" style:num-suffix="." text:bullet-char="•">
        <style:list-level-properties text:space-before="-4.99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space-before="-4.99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7">
      <text:list-level-style-bullet text:level="1" text:style-name="Bullet_20_Symbols" style:num-suffix="." text:bullet-char="•">
        <style:list-level-properties text:space-before="-4.99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utorial</text:h>
      <text:p text:style-name="Text_20_body">The Matrix widget is designed with a separation of concerns in mind. It does not imply any data storage model for the visual attributes of the matrix elements. Instead it concentrates on efficient matrix layoutcalculation, painting, and event handling.</text:p>
      <text:h text:style-name="Heading_20_3" text:outline-level="3"><text:bookmark text:name="0-1-1-layout"/>Layout</text:h>
      <text:p text:style-name="Text_20_body">The diagram below presents the basic concepts of the Matrix layout.</text:p>
      <text:p text:style-name="Text_20_body"><draw:frame draw:style-name="fr1" draw:name="grafika2" text:anchor-type="as-char" svg:width="125.15mm" svg:height="70.64mm" draw:z-index="0"><draw:image xlink:href="http://netanel.pl/swt-matrix/images/Section.png" xlink:type="simple" xlink:show="embed" xlink:actuate="onLoad"/></draw:frame></text:p>
      <text:p text:style-name="Text_20_body">Diagram 1</text:p>
      <table:table table:name="Tabela2" table:style-name="Tabela2">
        <table:table-column table:style-name="Tabela2.A"/>
        <table:table-column table:style-name="Tabela2.B"/>
        <table:table-row table:style-name="Tabela2.1">
          <table:table-cell table:style-name="Tabela2.A1" office:value-type="string">
            <text:p text:style-name="Table_20_Contents">Axis</text:p>
          </table:table-cell>
          <table:table-cell table:style-name="Tabela2.A1" office:value-type="string">
            <text:p text:style-name="Table_20_Contents">Axis is one of the two dimensions of the two-dimensional matrix. Axis names are appended with 0 and 1 in order to make them as short as possible, even in length and staying next to each other when sorted.</text:p>
            <text:p text:style-name="Preformatted_20_Text">Axis axis0 = matrix.getAxis0();<text:line-break/>Axis axis1 = matrix.getAxis1();</text:p>
            <text:p text:style-name="Table_20_Contents">is faster to type and more readable then</text:p>
            <text:p text:style-name="Preformatted_20_Text">Axis rowAxis = matrix.getRowAxis();<text:line-break/>Axis columnAxis = matrix.getColumnAxis();</text:p>
            <text:p text:style-name="Table_20_Contents">Axis is composed of sections (at least one) and is indexed by a specific sub-type of the java.lang.Number class. By default it is Integer class. It can be switched to BigInteger for example by creating the Axis manually:</text:p>
            <text:p text:style-name="Preformatted_20_Text">Axis axis0 = new Axis(BigInteger.class, 3); <text:s text:c="4"/>// Three sections indexed by BigInteger class<text:line-break/>Axis axis1 = new Axis(Integer.class, 2); <text:s text:c="7"/>// Two sections indexed by Integer class<text:line-break/>final Matrix matrix = new Matrix(shell, SWT.V_SCROLL, axis0, axis1);</text:p>
          </table:table-cell>
        </table:table-row>
        <table:table-row table:style-name="Tabela2.1">
          <table:table-cell table:style-name="Tabela2.A1" office:value-type="string">
            <text:p text:style-name="Table_20_Contents">Section</text:p>
          </table:table-cell>
          <table:table-cell table:style-name="Tabela2.A1" office:value-type="string">
            <text:p text:style-name="Table_20_Contents">Section is a continuous segment of a matrix axis containing a number of items. Section can serve as a header, body, footer, filter area, etc. By default each axis has two sections: header with one item and body with zero items. The number of sections can be specified by creating the axis manually:</text:p>
            <text:p text:style-name="Preformatted_20_Text">Axis axis0 = new Axis(BigInteger.class, 3); <text:s text:c="4"/>// Three sections indexed by BigInteger class<text:line-break/>Axis axis1 = new Axis(Integer.class, 2); <text:s text:c="7"/>// Two sections indexed by Integer class<text:line-break/>final Matrix matrix = new Matrix(shell, SWT.V_SCROLL, axis0, axis1);</text:p>
            <text:p text:style-name="Table_20_Contents">On Diagram 1 row axis has a header section with 1 item and the body section with 10 items, while the column axis has header section with 1 item and body section with 5 items.</text:p>
            <text:p text:style-name="Table_20_Contents">This approach may cause some confusion, because in order to show the labels for the columns one must set the header section on the row axis visible, for example:</text:p>
            <text:p text:style-name="Preformatted_20_Text">matrix.getAxis0().getHeader().setVisible(true);</text:p>
          </table:table-cell>
        </table:table-row>
        <table:table-row table:style-name="Tabela2.1">
          <table:table-cell table:style-name="Tabela2.A1" office:value-type="string">
            <text:p text:style-name="Table_20_Contents">Zone</text:p>
          </table:table-cell>
          <table:table-cell table:style-name="Tabela2.A1" office:value-type="string">
            <text:p text:style-name="Table_20_Contents">Zone constitutes a region of the matrix where a section from axis0 and a section from the axis1 intersect with each other. There are four zones on the diagram above:</text:p>
            <table:table table:name="Tabela3" table:style-name="Tabela3">
              <table:table-column table:style-name="Tabela3.A"/>
              <table:table-column table:style-name="Tabela3.B"/>
              <table:table-row table:style-name="Tabela3.1">
                <table:table-cell table:style-name="Tabela3.A1" office:value-type="string">
                  <text:list xml:id="list41463818" text:style-name="L1">
                    <text:list-item>
                      <text:p text:style-name="P1">body</text:p>
                    </text:list-item>
                  </text:list>
                </table:table-cell>
                <table:table-cell table:style-name="Tabela3.A1" office:value-type="string">
                  <text:p text:style-name="Table_20_Contents">at intersection of axis0 body and axis1 body</text:p>
                </table:table-cell>
              </table:table-row>
              <table:table-row table:style-name="Tabela3.1">
                <table:table-cell table:style-name="Tabela3.A1" office:value-type="string">
                  <text:list xml:id="list41492887" text:style-name="L2">
                    <text:list-item>
                      <text:p text:style-name="P2">column header</text:p>
                    </text:list-item>
                  </text:list>
                </table:table-cell>
                <table:table-cell table:style-name="Tabela3.A1" office:value-type="string">
                  <text:p text:style-name="Table_20_Contents">at intersection of axis0 header and axis1 body</text:p>
                </table:table-cell>
              </table:table-row>
              <table:table-row table:style-name="Tabela3.1">
                <table:table-cell table:style-name="Tabela3.A1" office:value-type="string">
                  <text:list xml:id="list41486741" text:style-name="L3">
                    <text:list-item>
                      <text:p text:style-name="P3">row header</text:p>
                    </text:list-item>
                  </text:list>
                </table:table-cell>
                <table:table-cell table:style-name="Tabela3.A1" office:value-type="string">
                  <text:p text:style-name="Table_20_Contents">at intersection of axis0 body and axis1 header</text:p>
                </table:table-cell>
              </table:table-row>
              <table:table-row table:style-name="Tabela3.1">
                <table:table-cell table:style-name="Tabela3.A1" office:value-type="string">
                  <text:list xml:id="list41473433" text:style-name="L4">
                    <text:list-item>
                      <text:p text:style-name="P4"><text:soft-page-break/>top left</text:p>
                    </text:list-item>
                  </text:list>
                </table:table-cell>
                <table:table-cell table:style-name="Tabela3.A1" office:value-type="string">
                  <text:p text:style-name="Table_20_Contents">at intersection of axis0 header and axis1 header</text:p>
                </table:table-cell>
              </table:table-row>
            </table:table>
            <text:p text:style-name="Table_20_Contents">Zones are created automatically by the matrix to cover all intersections of axis sections.</text:p>
            <text:p text:style-name="Table_20_Contents">Each zone has its own collection of painters and key/mouse bindings.</text:p>
          </table:table-cell>
        </table:table-row>
        <table:table-row table:style-name="Tabela2.1">
          <table:table-cell table:style-name="Tabela2.A1" office:value-type="string">
            <text:p text:style-name="Table_20_Contents">Cell</text:p>
          </table:table-cell>
          <table:table-cell table:style-name="Tabela2.A1" office:value-type="string">
            <text:p text:style-name="Table_20_Contents">Cell is identified by indexes of two section items from perpendicular axises. Cell area does not include lines, so whenever the line width changes the cell content painting algorithm can stay untouched. Painting lines separately provides also speed optimization advantages.</text:p>
            <text:p text:style-name="Table_20_Contents">The line at index n belongs logically to section n-th item as well as cell at index n, so whenever the n-th item is hidden or moved so is the n-th line. The exception is line with index equal to section.getCount(), which is not bound to any cell.</text:p>
          </table:table-cell>
        </table:table-row>
      </table:table>
      <text:h text:style-name="Heading_20_3" text:outline-level="3"><text:bookmark text:name="0-1-2-painting"/>Painting</text:h>
      <text:p text:style-name="Text_20_body">Painter is responsible to draw everything that appears on the matrix canvas: background, images, text, lines. The design of painting mechanism allows 100% customization of the matrix appearance.</text:p>
      <text:h text:style-name="Heading_20_4" text:outline-level="4"><text:bookmark text:name="0-1-2-1-painting-order"/>Painting order</text:h>
      <text:p text:style-name="Text_20_body">Both matrix and each zone has an individual list of painters that defines the order in which the painters paint method is executed. The painter list can be manipulated by the addPainter, removePainter, setPainter, replacePainter methods.</text:p>
      <text:p text:style-name="Text_20_body">The default structure of painters is following:</text:p>
      <text:list xml:id="list41487868" text:style-name="L10">
        <text:list-item>
          <text:p text:style-name="P7">matrix painters - can be manipulated by the painter list methods</text:p>
        </text:list-item>
        <text:list-item>
          <text:p text:style-name="P8">frozen area painter</text:p>
        </text:list-item>
        <text:list-item>
          <text:p text:style-name="P9">zones - depend on the zone order</text:p>
        </text:list-item>
        <text:list-item>
          <text:p text:style-name="P10">zone painters - can be manipulated by the painter list methods</text:p>
        </text:list-item>
        <text:list-item>
          <text:p text:style-name="P11">cells painter</text:p>
        </text:list-item>
        <text:list-item>
          <text:p text:style-name="P11">row lines painter</text:p>
        </text:list-item>
        <text:list-item>
          <text:p text:style-name="P11">column lines painter</text:p>
        </text:list-item>
        <text:list-item>
          <text:p text:style-name="P8">focus cell painter</text:p>
        </text:list-item>
      </text:list>
      <text:p text:style-name="Text_20_body">Frozen area painter is responsible for painting separately one of 9 matrix areas formed by the head and tail freeze dividers on both axises:</text:p>
      <table:table table:name="Tabela1" table:style-name="Tabela1">
        <table:table-column table:style-name="Tabela1.A"/>
        <table:table-column table:style-name="Tabela1.B"/>
        <table:table-row>
          <table:table-cell table:style-name="Tabela1.A1" office:value-type="string">
            <text:list xml:id="list41479993" text:style-name="L9">
              <text:list-item>
                <text:p text:style-name="P6">frozen none none</text:p>
              </text:list-item>
            </text:list>
          </table:table-cell>
          <table:table-cell table:style-name="Tabela1.A1" office:value-type="string">
            <text:p text:style-name="Standard">area not frozen neither on axis0 not on axis1</text:p>
          </table:table-cell>
        </table:table-row>
        <table:table-row>
          <table:table-cell table:style-name="Tabela1.A1" office:value-type="string">
            <text:list xml:id="list41579391" text:continue-numbering="true" text:style-name="L9">
              <text:list-item>
                <text:p text:style-name="P6">frozen none tail</text:p>
              </text:list-item>
            </text:list>
          </table:table-cell>
          <table:table-cell table:style-name="Tabela1.A1" office:value-type="string">
            <text:p text:style-name="Standard">area not frozen on axis0 and tail frozen on axis1</text:p>
          </table:table-cell>
        </table:table-row>
        <table:table-row>
          <table:table-cell table:style-name="Tabela1.A1" office:value-type="string">
            <text:list xml:id="list41606363" text:continue-numbering="true" text:style-name="L9">
              <text:list-item>
                <text:p text:style-name="P6">frozen tail none</text:p>
              </text:list-item>
            </text:list>
          </table:table-cell>
          <table:table-cell table:style-name="Tabela1.A1" office:value-type="string">
            <text:p text:style-name="Standard">area tail frozen on axis0 and not frozen on axis1</text:p>
          </table:table-cell>
        </table:table-row>
        <table:table-row>
          <table:table-cell table:style-name="Tabela1.A1" office:value-type="string">
            <text:list xml:id="list41583602" text:continue-numbering="true" text:style-name="L9">
              <text:list-item>
                <text:p text:style-name="P6">frozen none head</text:p>
              </text:list-item>
            </text:list>
          </table:table-cell>
          <table:table-cell table:style-name="Tabela1.A1" office:value-type="string">
            <text:p text:style-name="Standard">area not frozen on axis0 and head frozen on axis1</text:p>
          </table:table-cell>
        </table:table-row>
        <table:table-row>
          <table:table-cell table:style-name="Tabela1.A1" office:value-type="string">
            <text:list xml:id="list41607978" text:continue-numbering="true" text:style-name="L9">
              <text:list-item>
                <text:p text:style-name="P6">frozen head none</text:p>
              </text:list-item>
            </text:list>
          </table:table-cell>
          <table:table-cell table:style-name="Tabela1.A1" office:value-type="string">
            <text:p text:style-name="Standard">area head frozen on axis0 and not frozen on axis1</text:p>
          </table:table-cell>
        </table:table-row>
        <table:table-row>
          <table:table-cell table:style-name="Tabela1.A1" office:value-type="string">
            <text:list xml:id="list41586237" text:continue-numbering="true" text:style-name="L9">
              <text:list-item>
                <text:p text:style-name="P6">frozen head tail</text:p>
              </text:list-item>
            </text:list>
          </table:table-cell>
          <table:table-cell table:style-name="Tabela1.A1" office:value-type="string">
            <text:p text:style-name="Standard">area head frozen on axis0 and tail frozen on axis1</text:p>
          </table:table-cell>
        </table:table-row>
        <table:table-row>
          <table:table-cell table:style-name="Tabela1.A1" office:value-type="string">
            <text:list xml:id="list41590846" text:continue-numbering="true" text:style-name="L9">
              <text:list-item>
                <text:p text:style-name="P6">frozen tail head</text:p>
              </text:list-item>
            </text:list>
          </table:table-cell>
          <table:table-cell table:style-name="Tabela1.A1" office:value-type="string">
            <text:p text:style-name="Standard">area tail frozen on axis0 and head frozen on axis1</text:p>
          </table:table-cell>
        </table:table-row>
        <table:table-row>
          <table:table-cell table:style-name="Tabela1.A1" office:value-type="string">
            <text:list xml:id="list41592894" text:continue-numbering="true" text:style-name="L9">
              <text:list-item>
                <text:p text:style-name="P6">frozen tail tail</text:p>
              </text:list-item>
            </text:list>
          </table:table-cell>
          <table:table-cell table:style-name="Tabela1.A1" office:value-type="string">
            <text:p text:style-name="Standard">area tail frozen on axis0 and tail frozen on axis1</text:p>
          </table:table-cell>
        </table:table-row>
        <table:table-row>
          <table:table-cell table:style-name="Tabela1.A1" office:value-type="string">
            <text:list xml:id="list41594663" text:continue-numbering="true" text:style-name="L9">
              <text:list-item>
                <text:p text:style-name="P6">frozen head head</text:p>
              </text:list-item>
            </text:list>
          </table:table-cell>
          <table:table-cell table:style-name="Tabela1.A1" office:value-type="string">
            <text:p text:style-name="Standard">area head frozen on axis0 and head frozen on axis1</text:p>
          </table:table-cell>
        </table:table-row>
      </table:table>
      <text:p text:style-name="Text_20_body">Default paint order for zones [body, row header, column header, top left] can be modified with the matrix.setZonePaintOrder(int[])method.</text:p>
      <text:h text:style-name="Heading_20_4" text:outline-level="4"><text:bookmark text:name="0-1-2-2-painter-scope"/>Painter Scope</text:h>
      <text:p text:style-name="Text_20_body">The painter type specifies the scope in which it paints. The zone painting mechanism feeds the paint method with with values appropriate for the given scope.</text:p>
      <text:p text:style-name="Text_20_body">Only zone painters can handle various painter scopes. All matrix painters are expected to have SCOPE_SINGLE, if the painter has another scope it's paint method will still be called only once.</text:p>
      <text:h text:style-name="Heading_20_4" text:outline-level="4"><text:bookmark text:name="0-1-2-3-painter-properties"/>Painter Properties</text:h>
      <text:p text:style-name="Text_20_body">Painter has a set of public properties that are investigated by the paint method to determine what should be drawn on the canvas. Those properties include:</text:p>
      <text:list xml:id="list41492796" text:style-name="L8">
        <text:list-item>
          <text:p text:style-name="P5">text, textAlignX, textAlignY, textMarginX, textMarginY,</text:p>
        </text:list-item>
        <text:list-item>
          <text:p text:style-name="P5"><text:soft-page-break/>image, imageAlignX, imageAlignX, imageMarginX, imageMarginY</text:p>
        </text:list-item>
        <text:list-item>
          <text:p text:style-name="P5">foreground and background colors</text:p>
        </text:list-item>
      </text:list>
      <text:p text:style-name="Text_20_body">In order to alter properties depending on the cell indexes one should replace the default painter, for instance (Snippet_0017):</text:p>
      <text:p text:style-name="Preformatted_20_Text">final Color color = display.getSystemColor(SWT.COLOR_WIDGET_BACKGROUND);<text:line-break/>matrix.getBody().replacePainter(new Painter("cells", Painter.SCOPE_CELLS_HORIZONTALLY) {<text:line-break/> <text:s text:c="7"/>@Override<text:line-break/> <text:s text:c="7"/>public void paint(Number index0, Number index1, int x, int y, int width, int height) {<text:line-break/> <text:s text:c="15"/>background = index0.intValue() % 2 + index1.intValue() % 2 == 1 ? color : null;<text:line-break/> <text:s text:c="15"/>super.paint(index0, index1, x, y, width, height);<text:line-break/> <text:s text:c="7"/>}<text:line-break/>});</text:p>
      <text:h text:style-name="Heading_20_3" text:outline-level="3"><text:bookmark text:name="0-1-3-event-handling"/>Event handling</text:h>
      <text:h text:style-name="Heading_20_4" text:outline-level="4"><text:bookmark text:name="0-1-3-1-command-binding"/>Command Binding</text:h>
      <text:p text:style-name="Text_20_body">Typical commands are bound to keyboard and mouse gestures. The default bindings are enlisted here. The more complex action triggering conditions includes moving by select axis items and start dragging from one of them.</text:p>
      <text:p text:style-name="Text_20_body">The bindings can be added or removed by the bind and unbind methods. For example the default matrix binding to move the focus cell to the beginning of line can be altered by (Snippet_0901):</text:p>
      <text:p text:style-name="Preformatted_20_Text">matrix.unbind(Matrix.CMD_FOCUS_MOST_LEFT, SWT.KeyDown, SWT.HOME); <text:s text:c="3"/>// Windows standard<text:line-break/>matrix.bind(Matrix.CMD_FOCUS_MOST_LEFT, SWT.KeyDown, SWT.MOD1 | SWT.ARROW_LEFT); <text:s text:c="3"/>// Mac OS standard</text:p>
      <text:p text:style-name="Text_20_body">Zones also have the bind and unbind methods.</text:p>
      <text:h text:style-name="Heading_20_4" text:outline-level="4"><text:bookmark text:name="0-1-3-2-secondary-events"/>Secondary Events</text:h>
      <text:p text:style-name="Text_20_body">A SelectionEvent event of selecting cells by user can be handled with the Zone.addSelectionListener method and selecting section items by the user can be handled with the Section.addSelectionListener method. Also a ControlEvent can be handled bySection.addControlListener method. See Snippet_0902.</text:p>
      <text:h text:style-name="Heading_20_3" text:outline-level="3"><text:bookmark text:name="0-1-4-editing"/><text:bookmark text:name="Editing"/>Editing</text:h>
      <text:p text:style-name="Text_20_body">Editing of a matrix zone is facilitated by the ZoneEditor class. The simplest way to make the matrix editable is to instiate the ZoneEditorclass with a concrete implementation of the setModelValue method to apply the modified value to the model (see Snippet_0401):</text:p>
      <text:p text:style-name="Preformatted_20_Text">data = new ArrayList&lt;Object[]&gt;<text:line-break/>new ZoneEditor(matrix.getBody()) {<text:line-break/> <text:s text:c="7"/>@Override<text:line-break/> <text:s text:c="7"/>public void setModelValue(Number index0, Number index1, Object value) {<text:line-break/> <text:s text:c="15"/>data.get(index0.intValue())[index1.intValue()] = value;<text:line-break/> <text:s text:c="7"/>}<text:line-break/>};</text:p>
      <text:p text:style-name="Text_20_body">The default cell editor control for the above is Text and the value to edit is taken from the Painter.getText method of the "cells" painter of the zone being edited.</text:p>
      <text:p text:style-name="Text_20_body">Besides Text the ZoneEditor also supports other cell editor controls: native Combo, DateTime controls and emulated, native looking check boxes.</text:p>
      <text:p text:style-name="Text_20_body">In order to use other controls then Text the createControl method of ZoneEditor must be overriden to return the desired control for the specified cells. For example:</text:p>
      <text:p text:style-name="Preformatted_20_Text"><text:s text:c="8"/>@Override<text:line-break/> <text:s text:c="7"/>public Control createControl(Number index0, Number index1) {<text:line-break/> <text:s text:c="15"/>if (index1.intValue() == 2) {<text:line-break/> <text:s text:c="23"/>Combo combo = new Combo(matrix, SWT.BORDER);<text:line-break/> <text:s text:c="23"/>combo.setItems(comboItems);<text:line-break/> <text:s text:c="23"/>return combo;<text:line-break/> <text:s text:c="15"/>} <text:line-break/><text:soft-page-break/> <text:s text:c="15"/>else if (index1.intValue() == 3) {<text:line-break/> <text:s text:c="23"/>return new DateTime(matrix, SWT.BORDER);<text:line-break/> <text:s text:c="15"/>}<text:line-break/> <text:s text:c="15"/>else {<text:line-break/> <text:s text:c="23"/>return super.createControl(index0, index1);<text:line-break/> <text:s text:c="15"/>}<text:line-break/> <text:s text:c="7"/>}</text:p>
      <text:p text:style-name="Text_20_body">Since DateTime control is suited to Date values and check boxes to Boolean values thus the getModelValue(Number, Number) method provides a mechanism to get a proper type of value suited to the cell editor control. For example:</text:p>
      <text:p text:style-name="Preformatted_20_Text"><text:s text:c="8"/>@Override<text:line-break/> <text:s text:c="7"/>public Object getModelValue(Number index0, Number index1) {<text:line-break/> <text:s text:c="15"/>return data.get(index0.intValue())[index1.intValue()];<text:line-break/> <text:s text:c="7"/>}</text:p>
      <text:p text:style-name="Text_20_body">There is also method to set value in the cell editor control after it is activated setEditorValue(Control, Object) and getEditorValue(Control)method to get the value from the cell editor control after the apply action has been triggered. They need to be overridden in order to handlecustom control types other then the built-in ones. For example:</text:p>
      <text:p text:style-name="Preformatted_20_Text"><text:s text:c="8"/>@Override<text:line-break/> <text:s text:c="7"/>public void setEditorValue(Control control, Object value) {<text:line-break/> <text:s text:c="15"/>if (control instanceof List) {<text:line-break/> <text:s text:c="23"/>List list = ((List) control);<text:line-break/> <text:s text:c="23"/>list.deselectAll();<text:line-break/> <text:s text:c="23"/>int position = list.indexOf((String) value);<text:line-break/> <text:s text:c="23"/>if (position != -1) {<text:line-break/> <text:s text:c="31"/>list.select(position);<text:line-break/> <text:s text:c="23"/>}<text:line-break/> <text:s text:c="15"/>} else {<text:line-break/> <text:s text:c="23"/>super.setEditorValue(control, value);<text:line-break/> <text:s text:c="15"/>}<text:line-break/> <text:s text:c="7"/>}<text:line-break/> <text:s text:c="7"/><text:line-break/> <text:s text:c="7"/>@Override<text:line-break/> <text:s text:c="7"/>public Object getEditorValue(Control control) {<text:line-break/> <text:s text:c="15"/>if (control instanceof List) {<text:line-break/> <text:s text:c="23"/>List list = (List) control;<text:line-break/> <text:s text:c="23"/>int position = list.getSelectionIndex();<text:line-break/> <text:s text:c="23"/>return position == -1 ? null : list.getItem(position);<text:line-break/> <text:s text:c="15"/>} else {<text:line-break/> <text:s text:c="23"/>return super.getEditorValue(control);<text:line-break/> <text:s text:c="15"/>}<text:line-break/> <text:s text:c="7"/>}</text:p>
      <text:h text:style-name="Heading_20_4" text:outline-level="4">Embedded Controls</text:h>
      <text:p text:style-name="Text_20_body">Edit controls can be be embedded in the cells by returning true from the hasEmbeddedControl method, for example (Snippet_0402):</text:p>
      <text:p text:style-name="Preformatted_20_Text"><text:s text:c="8"/>@Override<text:line-break/> <text:s text:c="7"/>public boolean hasEmbeddedControl(Number index0, Number index1) {<text:line-break/> <text:s text:c="15"/>Object value = data.get(index0.intValue())[index1.intValue()];<text:line-break/> <text:s text:c="15"/>return value instanceof Boolean;<text:line-break/> <text:s text:c="7"/>}<text:line-break/> <text:s text:c="7"/><text:line-break/> <text:s text:c="7"/>@Override<text:line-break/> <text:s text:c="7"/>protected Control createControl(Number index0, Number index1) {<text:line-break/> <text:s text:c="15"/>Object value = data.get(index0.intValue())[index1.intValue()];<text:line-break/> <text:s text:c="15"/>if (value instanceof Boolean) {<text:line-break/> <text:s text:c="23"/>return new Button(matrix, SWT.CHECK);<text:line-break/> <text:s text:c="15"/>}<text:line-break/> <text:s text:c="15"/>return super.createControl(index0, index1);<text:line-break/> <text:s text:c="7"/>}</text:p>
      <text:h text:style-name="Heading_20_4" text:outline-level="4"><text:bookmark text:name="0-1-4-2-checkbox-emulation"/>Checkbox Emulation</text:h>
      <text:p text:style-name="Text_20_body">Embedding controls in cells hurts performance. Check boxes can be emulated by returning a value from the getCheckboxEmulation method, for example:</text:p>
      <text:p text:style-name="Preformatted_20_Text"><text:soft-page-break/><text:s text:c="8"/>@Override<text:line-break/> <text:s text:c="7"/>public Object[] getCheckboxEmulation(Number index0, Number index1) {<text:line-break/> <text:s text:c="15"/>Object value = data.get(index0.intValue())[index1.intValue()];<text:line-break/> <text:s text:c="15"/>return value instanceof Boolean ? getDefaultCheckBoxImages() : null;<text:line-break/> <text:s text:c="7"/>} </text:p>
      <text:p text:style-name="Text_20_body">The images are taken from the path specified by the setEmulationPath(String) method.</text:p>
      <text:p text:style-name="Text_20_body">The images of the check boxes in the current system theme can be created by then snapControlImages(String) the method.</text:p>
      <text:h text:style-name="Heading_20_4" text:outline-level="4"><text:bookmark text:name="0-1-4-3-clipboard-operations"/>Clipboard Operations</text:h>
      <text:p text:style-name="Text_20_body">MatrixEditor is also responcible for clipboard operations.</text:p>
      <text:p text:style-name="Text_20_body">The copy() method uses the format(Number, Number) function to get the String values for the individual cell. By default it is the value returned from the Painter.getText(Number, Number) method of the "cells" painter of the zone being edited.</text:p>
      <text:p text:style-name="Text_20_body">The cut() method sets null value to the selected cells after invoking copy() method.</text:p>
      <text:p text:style-name="Text_20_body">The paste() method uses the parse(Number, Number, String) function to parse the values for the individual cells.</text:p>
      <text:p text:style-name="Text_20_body">The clipboard operations can be customized by overriding any of the above mentioned methods.</text:p>
      <text:h text:style-name="Heading_20_4" text:outline-level="4"><text:bookmark text:name="0-1-4-4-commands"/>Commands</text:h>
      <text:p text:style-name="Text_20_body">The default command bindings are listed below:</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Table_20_Contents">Command</text:p>
          </table:table-cell>
          <table:table-cell table:style-name="Tabela4.A1" office:value-type="string">
            <text:p text:style-name="Table_20_Contents">Matrix</text:p>
          </table:table-cell>
          <table:table-cell table:style-name="Tabela4.A1" office:value-type="string">
            <text:p text:style-name="Table_20_Contents">Edit Control</text:p>
          </table:table-cell>
        </table:table-row>
        <table:table-row table:style-name="Tabela4.1">
          <table:table-cell table:style-name="Tabela4.A1" office:value-type="string">
            <text:p text:style-name="Table_20_Contents">CMD_EDIT</text:p>
          </table:table-cell>
          <table:table-cell table:style-name="Tabela4.A1" office:value-type="string">
            <text:p text:style-name="Table_20_Contents">SWT.KeyDown SWT.F2 or SWT.MouseDoubleClick or<text:line-break/>(for check buttons only) SWT.KeyDown ' '</text:p>
          </table:table-cell>
          <table:table-cell table:style-name="Tabela4.A1" office:value-type="string">
            <text:p text:style-name="Table_20_Contents"/>
          </table:table-cell>
        </table:table-row>
        <table:table-row table:style-name="Tabela4.1">
          <table:table-cell table:style-name="Tabela4.A1" office:value-type="string">
            <text:p text:style-name="Table_20_Contents">CMD_APPLY_EDIT</text:p>
          </table:table-cell>
          <table:table-cell table:style-name="Tabela4.A1" office:value-type="string">
            <text:p text:style-name="Table_20_Contents"/>
          </table:table-cell>
          <table:table-cell table:style-name="Tabela4.A1" office:value-type="string">
            <text:p text:style-name="Table_20_Contents">SWT.CR or SWT.FocusOut</text:p>
          </table:table-cell>
        </table:table-row>
        <table:table-row table:style-name="Tabela4.1">
          <table:table-cell table:style-name="Tabela4.A1" office:value-type="string">
            <text:p text:style-name="Table_20_Contents">CMD_CANCEL_EDIT</text:p>
          </table:table-cell>
          <table:table-cell table:style-name="Tabela4.A1" office:value-type="string">
            <text:p text:style-name="Table_20_Contents"/>
          </table:table-cell>
          <table:table-cell table:style-name="Tabela4.A1" office:value-type="string">
            <text:p text:style-name="Table_20_Contents">SWT.ESC</text:p>
          </table:table-cell>
        </table:table-row>
        <table:table-row table:style-name="Tabela4.1">
          <table:table-cell table:style-name="Tabela4.A1" office:value-type="string">
            <text:p text:style-name="Table_20_Contents">CMD_COPY</text:p>
          </table:table-cell>
          <table:table-cell table:style-name="Tabela4.A1" office:value-type="string">
            <text:p text:style-name="Table_20_Contents">SWT.KeyDown SWT.MOD1 | 'c'</text:p>
          </table:table-cell>
          <table:table-cell table:style-name="Tabela4.A1" office:value-type="string">
            <text:p text:style-name="Table_20_Contents"/>
          </table:table-cell>
        </table:table-row>
        <table:table-row table:style-name="Tabela4.1">
          <table:table-cell table:style-name="Tabela4.A1" office:value-type="string">
            <text:p text:style-name="Table_20_Contents">CMD_PASTE</text:p>
          </table:table-cell>
          <table:table-cell table:style-name="Tabela4.A1" office:value-type="string">
            <text:p text:style-name="Table_20_Contents">SWT.KeyDown SWT.MOD1 | 'p'</text:p>
          </table:table-cell>
          <table:table-cell table:style-name="Tabela4.A1" office:value-type="string">
            <text:p text:style-name="Table_20_Contents"/>
          </table:table-cell>
        </table:table-row>
        <table:table-row table:style-name="Tabela4.1">
          <table:table-cell table:style-name="Tabela4.A1" office:value-type="string">
            <text:p text:style-name="Table_20_Contents">CMD_CUT</text:p>
          </table:table-cell>
          <table:table-cell table:style-name="Tabela4.A1" office:value-type="string">
            <text:p text:style-name="Table_20_Contents">SWT.KeyDown SWT.MOD1 | 'x'</text:p>
          </table:table-cell>
          <table:table-cell table:style-name="Tabela4.A1" office:value-type="string">
            <text:p text:style-name="Table_20_Contents"/>
          </table:table-cell>
        </table:table-row>
        <table:table-row table:style-name="Tabela4.1">
          <table:table-cell table:style-name="Tabela4.A1" office:value-type="string">
            <text:p text:style-name="Table_20_Contents">CMD_DEL</text:p>
          </table:table-cell>
          <table:table-cell table:style-name="Tabela4.A1" office:value-type="string">
            <text:p text:style-name="Table_20_Contents">SWT.KeyDown SWT.DEL</text:p>
          </table:table-cell>
          <table:table-cell table:style-name="Tabela4.C8"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mo2" svg:font-family="Arimo, Arial, Helvetica, sans-serif"/>
    <style:font-face style:name="Mangal1" svg:font-family="Mangal"/>
    <style:font-face style:name="Monaco" svg:font-family="Monaco, Consolas, 'Courier News', monospace"/>
    <style:font-face style:name="OpenSymbol" svg:font-family="OpenSymbol"/>
    <style:font-face style:name="Consolas" svg:font-family="Consolas" style:font-adornments="Regularna"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mo1" svg:font-family="Arimo" style:font-adornments="Pogrubiona" style:font-family-generic="swiss" style:font-pitch="variable"/>
    <style:font-face style:name="Arimo" svg:font-family="Arimo" style:font-adornments="Regular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m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mo" fo:font-size="9pt"/>
    </style:style>
    <style:style style:name="Header" style:family="paragraph" style:parent-style-name="Standard" style:next-style-name="Text_20_body" style:class="extra">
      <style:paragraph-properties fo:margin-top="4.23mm" fo:margin-bottom="2.12mm" fo:keep-with-next="always"/>
      <style:text-properties style:font-name="Arimo"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1.99mm" fo:margin-bottom="1.01mm" fo:line-height="125%"/>
      <style:text-properties style:font-name="Arimo" fo:font-size="9pt" fo:language="en" fo:country="U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er" style:next-style-name="Text_20_body" style:default-outline-level="2" style:list-style-name="" style:class="text">
      <style:paragraph-properties fo:margin-top="4mm" fo:margin-bottom="1.01mm"/>
      <style:text-properties style:font-name="Arimo1" fo:font-size="18pt" fo:font-weight="normal"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paragraph-properties fo:margin-top="3mm" fo:margin-bottom="1.01mm"/>
      <style:text-properties style:font-name="Arimo1" fo:font-size="14pt" fo:font-weight="normal"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mm" fo:margin-bottom="1.01mm" fo:line-height="100%" fo:background-color="#ffffdd" fo:padding="0mm" fo:border="none">
        <style:background-image/>
      </style:paragraph-properties>
      <style:text-properties fo:font-variant="normal" fo:text-transform="none" style:font-name="Consolas" fo:font-size="9pt" fo:font-style="normal" fo:font-weight="normal" style:font-name-asian="NSimSun" style:font-size-asian="10pt" style:font-name-complex="Courier New" style:font-size-complex="10pt"/>
    </style:style>
    <style:style style:name="Heading_20_4" style:display-name="Heading 4" style:family="paragraph" style:parent-style-name="Header" style:next-style-name="Text_20_body" style:default-outline-level="4" style:list-style-name="" style:class="text">
      <style:paragraph-properties fo:margin-top="3mm" fo:margin-bottom="1.01mm"/>
      <style:text-properties style:font-name="Arimo1" fo:font-size="12pt" fo:font-weight="normal"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cek Kołodziejczyk</meta:initial-creator>
    <meta:creation-date>2011-06-29T11:53:43.68</meta:creation-date>
    <dc:date>2011-06-30T21:46:51.46</dc:date>
    <dc:creator>Jacek Kołodziejczyk</dc:creator>
    <meta:editing-duration>PT01H53M25S</meta:editing-duration>
    <meta:editing-cycles>13</meta:editing-cycles>
    <meta:generator>OpenOffice.org/3.2$Win32 OpenOffice.org_project/320m18$Build-9502</meta:generator>
    <meta:document-statistic meta:table-count="4" meta:image-count="1" meta:object-count="0" meta:page-count="5" meta:paragraph-count="129" meta:word-count="1776" meta:character-count="12712"/>
  </office:meta>
</office:document-meta>
</file>